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5" draw:name="Title 1" svg:x="0.2695in" svg:y="2.32986in" svg:width="9.49469in" svg:height="1.60764in" presentation:class="title" presentation:placeholder="false">
          <draw:text-box>
            <text:p text:style-name="a384" text:class-names="" text:cond-style-name=""><text:span text:style-name="a381" text:class-names="">WOPI<text:s text:c="1"/></text:span><text:span text:style-name="a382" text:class-names="">demo</text:span><text:span text:style-name="a383" text:class-names=""/></text:p>
          </draw:text-box>
          <svg:title/>
          <svg:desc/>
        </draw:frame>
        <draw:frame draw:id="id64" presentation:style-name="a397" draw:name="Subtitle 2" svg:x="1.5in" svg:y="4.25in" svg:width="7in" svg:height="1.91667in" presentation:class="subtitle" presentation:placeholder="false">
          <draw:text-box>
            <text:p text:style-name="a388" text:class-names="" text:cond-style-name=""><text:span text:style-name="a386" text:class-names="">odp</text:span><text:span text:style-name="a387" text:class-names=""/></text:p>
            <text:p text:style-name="a396" text:class-names="" text:cond-style-name=""><text:span text:style-name="a389" text:class-names="">application</text:span><text:span text:style-name="a390" text:class-names="">/</text:span><text:span text:style-name="a391" text:class-names="">vnd.oasis.opendocument</text:span><text:span text:style-name="a392" text:class-names="">.</text:span><text:span text:style-name="a393" text:class-names="">presentation</text:span><text:span text:style-name="a394" text:class-names=""><text:s text:c="1"/></text:span><text:span text:style-name="a39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gradient" draw:fill-gradient-name="a398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398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6/24/19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6/24/19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6/24/19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6/24/19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6/24/19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6/24/19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6/24/19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6/24/19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6/24/19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6/24/19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6/24/19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6/24/19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!!! Hello TF Conversion Service !!! </dc:title>
    <meta:initial-creator>Gerald Grötz</meta:initial-creator>
    <dc:creator>Agile Docs</dc:creator>
    <meta:creation-date>2016-06-16T15:16:50Z</meta:creation-date>
    <dc:date>2019-11-29T10:02:50Z</dc:date>
    <meta:editing-cycles>4</meta:editing-cycles>
    <meta:editing-duration>PT0S</meta:editing-duration>
    <meta:document-statistic meta:paragraph-count="3" meta:word-count="12"/>
  </office:meta>
</office:document-meta>
</file>